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5.8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4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91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70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2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79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46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38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3cm" fo:min-width="11.11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58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11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64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58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7.40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52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08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19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26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9.14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0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8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5.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41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64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73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26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02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9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17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76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97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4.20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11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11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5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0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73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9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5.44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29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9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7.70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35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32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86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219cm" fo:min-width="14.7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 fo:font-size="8pt" fo:language="pt" fo:country="BR"/>
    </style:style>
    <style:style style:name="P2" style:family="paragraph">
      <style:paragraph-properties fo:text-align="start" style:writing-mode="lr-tb"/>
      <style:text-properties fo:font-size="8pt"/>
    </style:style>
    <style:style style:name="P3" style:family="paragraph">
      <loext:graphic-properties draw:fill="none"/>
      <style:paragraph-properties fo:text-align="start"/>
      <style:text-properties style:font-name="Cascadia Code" fo:font-size="8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/>
      <style:text-properties style:font-name="Cascadia Code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" fo:language="pt" fo:country="BR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Cascadia Code" fo:language="pt" fo:country="BR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" fo:language="pt" fo:country="BR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" fo:language="pt" fo:country="BR" fo:font-weight="bold" style:font-size-asian="8pt" style:font-weight-asian="bold" style:font-name-complex="DejaVuSans" style:font-size-complex="8pt" style:font-weight-complex="bold"/>
    </style:style>
    <style:style style:name="T5" style:family="text">
      <style:text-properties fo:color="#000000" loext:opacity="100%" style:font-name="Cascadia Code" fo:language="pt" fo:country="BR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000000" loext:opacity="100%" style:font-name="Cascadia Code" fo:language="pt" fo:country="BR" fo:font-style="italic" fo:font-weight="normal" style:font-size-asian="8pt" style:font-style-asian="italic" style:font-weight-asian="normal" style:font-name-complex="DejaVuSans" style:font-size-complex="8pt" style:font-style-complex="italic" style:font-weight-complex="normal"/>
    </style:style>
    <style:style style:name="T7" style:family="text">
      <style:text-properties fo:color="#3465a4" loext:opacity="100%" style:font-name="Cascadia Code" fo:language="pt" fo:country="BR" fo:font-weight="normal" style:font-size-asian="9pt" style:font-weight-asian="normal" style:font-name-complex="DejaVuSans" style:font-size-complex="9pt" style:font-weight-complex="normal"/>
    </style:style>
    <style:style style:name="T8" style:family="text">
      <style:text-properties fo:color="#000000" loext:opacity="100%" style:font-name="Cascadia Code" fo:font-size="8pt" fo:language="pt" fo:country="BR" fo:font-weight="normal" style:font-size-asian="9pt" style:font-weight-asian="normal" style:font-name-complex="DejaVuSans" style:font-size-complex="9pt" style:font-weight-complex="normal"/>
    </style:style>
    <style:style style:name="T9" style:family="text">
      <style:text-properties fo:color="#000000" loext:opacity="100%" style:font-name="Cascadia Code" fo:language="pt" fo:country="BR" fo:font-style="normal" fo:font-weight="normal" style:font-size-asian="8pt" style:font-style-asian="normal" style:font-weight-asian="normal" style:font-name-complex="DejaVu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5.852cm" svg:height="0.407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8.44cm" svg:height="0.407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911cm" svg:height="0.407cm" svg:x="2.004cm" svg:y="2.3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10.704cm" svg:height="0.407cm" svg:x="2.004cm" svg:y="2.6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10.293cm" svg:height="0.407cm" svg:x="2.004cm" svg:y="2.9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3.794cm" svg:height="0.407cm" svg:x="2.004cm" svg:y="3.3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9.468cm" svg:height="0.407cm" svg:x="1.983cm" svg:y="3.7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382cm" svg:height="0.407cm" svg:x="1.983cm" svg:y="4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11.114cm" svg:height="0.813cm" svg:x="4.523cm" svg:y="4.5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1" draw:text-style-name="P4" draw:layer="layout" svg:width="6.589cm" svg:height="0.407cm" svg:x="1.983cm" svg:y="5.223cm">
          <draw:text-box>
            <text:p text:style-name="P2"><text:span text:style-name="T4">2014 – 2016 <text:s/>Leo.br (Freelancer)</text:span></text:p>
          </draw:text-box>
        </draw:frame>
        <draw:frame draw:style-name="gr12" draw:text-style-name="P4" draw:layer="layout" svg:width="0.281cm" svg:height="0.407cm" svg:x="1.983cm" svg:y="5.629cm">
          <draw:text-box>
            <text:p text:style-name="P2"><text:span text:style-name="T5"><text:s/></text:span></text:p>
          </draw:text-box>
        </draw:frame>
        <draw:frame draw:style-name="gr13" draw:text-style-name="P4" draw:layer="layout" svg:width="5.146cm" svg:height="0.407cm" svg:x="4.484cm" svg:y="7.438cm">
          <draw:text-box>
            <text:p text:style-name="P2"><text:span text:style-name="T5">Full stack Web Developer.</text:span></text:p>
          </draw:text-box>
        </draw:frame>
        <draw:frame draw:style-name="gr14" draw:text-style-name="P4" draw:layer="layout" svg:width="11.119cm" svg:height="0.407cm" svg:x="4.484cm" svg:y="7.766cm">
          <draw:text-box>
            <text:p text:style-name="P2"><text:span text:style-name="T5">Linguagens utilizadas PHP, Ruby [on Rails], JavaScript</text:span></text:p>
          </draw:text-box>
        </draw:frame>
        <draw:frame draw:style-name="gr15" draw:text-style-name="P4" draw:layer="layout" svg:width="8.642cm" svg:height="0.407cm" svg:x="4.484cm" svg:y="8.0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6" draw:text-style-name="P4" draw:layer="layout" svg:width="13.587cm" svg:height="0.407cm" svg:x="4.484cm" svg:y="8.4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7" draw:text-style-name="P4" draw:layer="layout" svg:width="15.201cm" svg:height="1.651cm" svg:x="4.484cm" svg:y="5.6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frontends,</text:span></text:p>
            <text:p text:style-name="P2"><text:span text:style-name="T5">Temas e Plugins WordPress</text:span></text:p>
          </draw:text-box>
        </draw:frame>
        <draw:frame draw:style-name="gr18" draw:text-style-name="P3" draw:layer="layout" svg:width="7.407cm" svg:height="0.407cm" svg:x="2.004cm" svg:y="20.018cm">
          <draw:text-box>
            <text:p text:style-name="P2"><text:span text:style-name="T2">[tiago@tiago-linuxbox:~]$</text:span><text:span text:style-name="T3"> </text:span><text:span text:style-name="T3">cat skills</text:span></text:p>
          </draw:text-box>
        </draw:frame>
        <draw:frame draw:style-name="gr19" draw:text-style-name="P3" draw:layer="layout" svg:width="11.529cm" svg:height="0.407cm" svg:x="2.004cm" svg:y="20.538cm">
          <draw:text-box>
            <text:p text:style-name="P2"><text:span text:style-name="T1">Vanilla JavaScript (ES6+), React, jQuery HTML(5), CSS(3)</text:span></text:p>
          </draw:text-box>
        </draw:frame>
        <draw:frame draw:style-name="gr20" draw:text-style-name="P3" draw:layer="layout" svg:width="17.088cm" svg:height="0.407cm" svg:x="2.004cm" svg:y="20.912cm">
          <draw:text-box>
            <text:p text:style-name="P2"><text:span text:style-name="T1">Shell, Linux, MSSQL, </text:span><text:span text:style-name="T1">MySQL, PostgreSQL, </text:span><text:span text:style-name="T1">WordPress, Python, PHP, </text:span><text:span text:style-name="T1">Go, Ruby [on Rails]</text:span></text:p>
          </draw:text-box>
        </draw:frame>
        <draw:frame draw:style-name="gr4" draw:text-style-name="P3" draw:layer="layout" svg:width="10.911cm" svg:height="0.407cm" svg:x="2.004cm" svg:y="21.289cm">
          <draw:text-box>
            <text:p text:style-name="P2"><text:span text:style-name="T1">Node.JS, Next.JS, Email Marketing, </text:span><text:span text:style-name="T1">Windows Phone Apps</text:span></text:p>
          </draw:text-box>
        </draw:frame>
        <draw:frame draw:style-name="gr21" draw:text-style-name="P3" draw:layer="layout" svg:width="16.195cm" svg:height="0.407cm" svg:x="2.004cm" svg:y="21.656cm">
          <draw:text-box>
            <text:p text:style-name="P2"><text:span text:style-name="T1">Cordova app at Google Play (AngularJS + Ruby), </text:span><text:span text:style-name="T1">Vi(Vim), REGEX, NoSQL (MongoDB)</text:span></text:p>
          </draw:text-box>
        </draw:frame>
        <draw:frame draw:style-name="gr22" draw:text-style-name="P3" draw:layer="layout" svg:width="9.261cm" svg:height="0.407cm" svg:x="2.004cm" svg:y="22.2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3" draw:text-style-name="P3" draw:layer="layout" svg:width="19.145cm" svg:height="0.407cm" svg:x="2.004cm" svg:y="22.831cm">
          <draw:text-box>
            <text:p text:style-name="P2"><text:span text:style-name="T1">Other languages: <text:s text:c="2"/>English </text:span><text:span text:style-name="T1">(Avançado), Spanish </text:span><text:span text:style-name="T1">(Intermediário), German (Leitura </text:span><text:span text:style-name="T1">- Iniciante) </text:span></text:p>
          </draw:text-box>
        </draw:frame>
        <draw:frame draw:style-name="gr24" draw:text-style-name="P3" draw:layer="layout" svg:width="3.706cm" svg:height="0.407cm" svg:x="2.004cm" svg:y="23.325cm">
          <draw:text-box>
            <text:p text:style-name="P2"><text:span text:style-name="T1">Cursos Microsoft: </text:span></text:p>
          </draw:text-box>
        </draw:frame>
        <draw:frame draw:style-name="gr25" draw:text-style-name="P3" draw:layer="layout" svg:width="9.883cm" svg:height="0.407cm" svg:x="3.274cm" svg:y="23.695cm">
          <draw:text-box>
            <text:p text:style-name="P2"><text:span text:style-name="T1">1</text:span><text:span text:style-name="T1">0</text:span><text:span text:style-name="T1">2</text:span><text:span text:style-name="T1">6</text:span><text:span text:style-name="T1">6 </text:span><text:span text:style-name="T1">|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C</text:span><text:span text:style-name="T1"># </text:span><text:span text:style-name="T1">W</text:span><text:span text:style-name="T1">i</text:span><text:span text:style-name="T1">t</text:span><text:span text:style-name="T1">h </text:span><text:span text:style-name="T1">V</text:span><text:span text:style-name="T1">i</text:span><text:span text:style-name="T1">s</text:span><text:span text:style-name="T1">u</text:span><text:span text:style-name="T1">a</text:span><text:span text:style-name="T1">l </text:span><text:span text:style-name="T1">S</text:span><text:span text:style-name="T1">t</text:span><text:span text:style-name="T1">u</text:span><text:span text:style-name="T1">d</text:span><text:span text:style-name="T1">i</text:span><text:span text:style-name="T1">o </text:span><text:span text:style-name="T1">2</text:span><text:span text:style-name="T1">0</text:span><text:span text:style-name="T1">1</text:span><text:span text:style-name="T1">0</text:span><text:span text:style-name="T1">; </text:span></text:p>
          </draw:text-box>
        </draw:frame>
        <draw:frame draw:style-name="gr26" draw:text-style-name="P3" draw:layer="layout" svg:width="15.03cm" svg:height="0.407cm" svg:x="3.274cm" svg:y="24.073cm">
          <draw:text-box>
            <text:p text:style-name="P2"><text:span text:style-name="T1">10267 | Introduction to Web </text:span><text:span text:style-name="T1">Development with Microsoft </text:span><text:span text:style-name="T1">Visual Studio 2010</text:span></text:p>
          </draw:text-box>
        </draw:frame>
        <draw:frame draw:style-name="gr27" draw:text-style-name="P3" draw:layer="layout" svg:width="0.413cm" svg:height="0.407cm" svg:x="2.004cm" svg:y="24.443cm">
          <draw:text-box>
            <text:p text:style-name="P2"><text:span text:style-name="T1"><text:s text:c="2"/></text:span></text:p>
          </draw:text-box>
        </draw:frame>
        <draw:frame draw:style-name="gr28" draw:text-style-name="P3" draw:layer="layout" svg:width="8.646cm" svg:height="0.407cm" svg:x="3.274cm" svg:y="24.443cm">
          <draw:text-box>
            <text:p text:style-name="P2"><text:span text:style-name="T1">10774 | Querying Microsoft SQL Server 2012</text:span></text:p>
          </draw:text-box>
        </draw:frame>
        <draw:frame draw:style-name="gr29" draw:text-style-name="P3" draw:layer="layout" svg:width="11.737cm" svg:height="0.407cm" svg:x="3.274cm" svg:y="24.814cm">
          <draw:text-box>
            <text:p text:style-name="P2"><text:span text:style-name="T1">10775 | Administering Microsoft SQL Server 2012 Databases</text:span></text:p>
          </draw:text-box>
        </draw:frame>
        <draw:frame draw:style-name="gr30" draw:text-style-name="P3" draw:layer="layout" svg:width="9.265cm" svg:height="0.407cm" svg:x="3.274cm" svg:y="25.188cm">
          <draw:text-box>
            <text:p text:style-name="P2"><text:span text:style-name="T1">10778 | Implementing <text:s/>Data Models and </text:span><text:span text:style-name="T1">Reports</text:span></text:p>
          </draw:text-box>
        </draw:frame>
        <draw:frame draw:style-name="gr31" draw:text-style-name="P3" draw:layer="layout" svg:width="8.025cm" svg:height="0.407cm" svg:x="2.004cm" svg:y="25.7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8.942cm" svg:height="0.407cm" svg:x="2.004cm" svg:y="26.25cm">
          <draw:text-box>
            <text:p text:style-name="P2"><text:span text:style-name="T1">2007-2011 – Bacharel Ciências Biológicas | </text:span><text:span text:style-name="T1">Universidade de São Paulo (USP) – Ribeirão Preto </text:span></text:p>
          </draw:text-box>
        </draw:frame>
        <draw:frame draw:style-name="gr33" draw:text-style-name="P3" draw:layer="layout" svg:width="6.174cm" svg:height="0.407cm" svg:x="2.004cm" svg:y="26.9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9" draw:text-style-name="P3" draw:layer="layout" svg:width="6.382cm" svg:height="0.407cm" svg:x="2.004cm" svg:y="27.446cm">
          <draw:text-box>
            <text:p text:style-name="P2"><text:span text:style-name="T8">Mon Jul 22 09:12:09 PM -03 2024</text:span></text:p>
          </draw:text-box>
        </draw:frame>
        <draw:frame draw:style-name="gr34" draw:text-style-name="P4" draw:layer="layout" svg:width="5.764cm" svg:height="0.407cm" svg:x="1.983cm" svg:y="7.023cm">
          <draw:text-box>
            <text:p text:style-name="P2"><text:span text:style-name="T4">2016 - 2016 <text:s/>Zaez Tecnologia</text:span></text:p>
          </draw:text-box>
        </draw:frame>
        <draw:frame draw:style-name="gr35" draw:text-style-name="P4" draw:layer="layout" svg:width="5.971cm" svg:height="0.407cm" svg:x="1.983cm" svg:y="8.823cm">
          <draw:text-box>
            <text:p text:style-name="P2"><text:span text:style-name="T4">2016 – 2017 <text:s/>Evolua Educação </text:span></text:p>
          </draw:text-box>
        </draw:frame>
        <draw:frame draw:style-name="gr36" draw:text-style-name="P4" draw:layer="layout" svg:width="14.205cm" svg:height="0.407cm" svg:x="4.484cm" svg:y="9.2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4" draw:text-style-name="P4" draw:layer="layout" svg:width="5.764cm" svg:height="0.407cm" svg:x="4.484cm" svg:y="9.596cm">
          <draw:text-box>
            <text:p text:style-name="P2"><text:span text:style-name="T5">Manutenção servidores Linux.</text:span></text:p>
          </draw:text-box>
        </draw:frame>
        <draw:frame draw:style-name="gr37" draw:text-style-name="P4" draw:layer="layout" svg:width="4.117cm" svg:height="0.407cm" svg:x="1.986cm" svg:y="10.022cm">
          <draw:text-box>
            <text:p text:style-name="P2"><text:span text:style-name="T4">2017 – 2018 <text:s/>O2Fund </text:span></text:p>
          </draw:text-box>
        </draw:frame>
        <draw:frame draw:style-name="gr38" draw:text-style-name="P4" draw:layer="layout" svg:width="18.116cm" svg:height="0.407cm" svg:x="4.487cm" svg:y="10.459cm">
          <draw:text-box>
            <text:p text:style-name="P2"><text:span text:style-name="T5">WebApp NextJS (React), Ruby on </text:span><text:span text:style-name="T5">Rails, Node.JS e PostgreSQL, </text:span><text:span text:style-name="T5">APIs tanto REST como GraphQL</text:span></text:p>
          </draw:text-box>
        </draw:frame>
        <draw:frame draw:style-name="gr24" draw:text-style-name="P4" draw:layer="layout" svg:width="3.706cm" svg:height="0.407cm" svg:x="4.487cm" svg:y="10.791cm">
          <draw:text-box>
            <text:p text:style-name="P2"><text:span text:style-name="T5">JavaScript (React)</text:span></text:p>
          </draw:text-box>
        </draw:frame>
        <draw:frame draw:style-name="gr39" draw:text-style-name="P4" draw:layer="layout" svg:width="5.56cm" svg:height="0.407cm" svg:x="4.487cm" svg:y="11.119cm">
          <draw:text-box>
            <text:p text:style-name="P2"><text:span text:style-name="T5">Node.JS PostgreSQL backend.</text:span></text:p>
          </draw:text-box>
        </draw:frame>
        <draw:frame draw:style-name="gr34" draw:text-style-name="P4" draw:layer="layout" svg:width="5.764cm" svg:height="0.407cm" svg:x="1.99cm" svg:y="11.621cm">
          <draw:text-box>
            <text:p text:style-name="P2"><text:span text:style-name="T4">2018 – 2019 <text:s/>Telefônica/Vivo</text:span></text:p>
          </draw:text-box>
        </draw:frame>
        <draw:frame draw:style-name="gr40" draw:text-style-name="P4" draw:layer="layout" svg:width="10.09cm" svg:height="0.407cm" svg:x="4.494cm" svg:y="12.041cm">
          <draw:text-box>
            <text:p text:style-name="P2"><text:span text:style-name="T5">Web/App Analytics (Desenvolvimento e Arquitetura)</text:span></text:p>
          </draw:text-box>
        </draw:frame>
        <draw:frame draw:style-name="gr41" draw:text-style-name="P4" draw:layer="layout" svg:width="18.735cm" svg:height="0.407cm" svg:x="4.494cm" svg:y="12.4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2" draw:text-style-name="P4" draw:layer="layout" svg:width="4.942cm" svg:height="0.407cm" svg:x="1.99cm" svg:y="13.019cm">
          <draw:text-box>
            <text:p text:style-name="P2"><text:span text:style-name="T4">2019 – 2019 <text:s/>TradersClub</text:span></text:p>
          </draw:text-box>
        </draw:frame>
        <draw:frame draw:style-name="gr43" draw:text-style-name="P4" draw:layer="layout" svg:width="15.441cm" svg:height="0.504cm" svg:x="4.491cm" svg:y="13.4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44" draw:text-style-name="P4" draw:layer="layout" svg:width="2.47cm" svg:height="0.407cm" svg:x="4.491cm" svg:y="13.802cm">
          <draw:text-box>
            <text:p text:style-name="P2"><text:span text:style-name="T5">React-Native</text:span></text:p>
          </draw:text-box>
        </draw:frame>
        <draw:frame draw:style-name="gr45" draw:text-style-name="P4" draw:layer="layout" svg:width="3.296cm" svg:height="0.407cm" svg:x="4.491cm" svg:y="14.23cm">
          <draw:text-box>
            <text:p text:style-name="P2"><text:span text:style-name="T5">GO[lang] backend</text:span></text:p>
          </draw:text-box>
        </draw:frame>
        <draw:frame draw:style-name="gr46" draw:text-style-name="P4" draw:layer="layout" svg:width="3.914cm" svg:height="0.407cm" svg:x="1.99cm" svg:y="14.724cm">
          <draw:text-box>
            <text:p text:style-name="P2"><text:span text:style-name="T4">2019 – 2020 <text:s/>Bettha</text:span></text:p>
          </draw:text-box>
        </draw:frame>
        <draw:frame draw:style-name="gr47" draw:text-style-name="P4" draw:layer="layout" svg:width="17.706cm" svg:height="0.42cm" svg:x="4.491cm" svg:y="15.1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8" draw:text-style-name="P4" draw:layer="layout" svg:width="5.353cm" svg:height="0.407cm" svg:x="4.491cm" svg:y="15.47cm">
          <draw:text-box>
            <text:p text:style-name="P2"><text:span text:style-name="T5">AngularJS/Angular frontend</text:span></text:p>
          </draw:text-box>
        </draw:frame>
        <draw:frame draw:style-name="gr49" draw:text-style-name="P4" draw:layer="layout" svg:width="11.322cm" svg:height="0.407cm" svg:x="4.491cm" svg:y="15.901cm">
          <draw:text-box>
            <text:p text:style-name="P2"><text:span text:style-name="T5">DevOps, CI. Arquitetura, documentação e criação de APIs</text:span></text:p>
          </draw:text-box>
        </draw:frame>
        <draw:frame draw:style-name="gr50" draw:text-style-name="P3" draw:layer="layout" svg:width="10.861cm" svg:height="0.407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37" draw:text-style-name="P4" draw:layer="layout" svg:width="4.117cm" svg:height="0.407cm" svg:x="1.993cm" svg:y="16.425cm">
          <draw:text-box>
            <text:p text:style-name="P2"><text:span text:style-name="T4">2022 – 2022 <text:s/>F1Sales</text:span></text:p>
          </draw:text-box>
        </draw:frame>
        <draw:frame draw:style-name="gr51" draw:text-style-name="P5" draw:layer="layout" svg:width="14.759cm" svg:height="1.219cm" svg:x="4.494cm" svg:y="16.845cm">
          <draw:text-box>
            <text:p text:style-name="P2"><text:span text:style-name="T9">Criar soluções de integração com sistemas terceiros. </text:span></text:p>
            <text:p text:style-name="P2"><text:span text:style-name="T9">Desenvolver soluções junto com o time de produto</text:span></text:p>
            <text:p text:style-name="P2"><text:span text:style-name="T9">Ruby on Rails, TDD, MongoDB, Redis, Sidekiq</text:span></text:p>
          </draw:text-box>
        </draw:frame>
        <draw:frame draw:style-name="gr35" draw:text-style-name="P4" draw:layer="layout" svg:width="5.971cm" svg:height="0.407cm" svg:x="1.983cm" svg:y="17.923cm">
          <draw:text-box>
            <text:p text:style-name="P2"><text:span text:style-name="T4">2016 – 2017 <text:s/>Evolua Educação </text:span></text:p>
          </draw:text-box>
        </draw:frame>
        <draw:frame draw:style-name="gr36" draw:text-style-name="P4" draw:layer="layout" svg:width="14.205cm" svg:height="0.991cm" svg:x="4.484cm" svg:y="18.364cm">
          <draw:text-box>
            <text:p text:style-name="P2"><text:span text:style-name="T5">Desenvolvimento .NET Core framework (C#), MSSQL, Agile Dev. (SCRUM) e DDD, </text:span></text:p>
            <text:p text:style-name="P2"><text:span text:style-name="T5"/></text:p>
            <text:p text:style-name="P2"><text:span text:style-name="T5">Criação de API em NodeJS (TypeScript)</text:span></text:p>
          </draw:text-box>
        </draw:frame>
        <draw:frame draw:style-name="gr34" draw:text-style-name="P4" draw:layer="layout" svg:width="5.764cm" svg:height="0.407cm" svg:x="4.484cm" svg:y="18.696cm">
          <draw:text-box>
            <text:p text:style-name="P2"><text:span text:style-name="T5">Manutenção servidores Linux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1:12:25.850284792</dc:date>
    <meta:editing-duration>PT28M28S</meta:editing-duration>
    <meta:editing-cycles>16</meta:editing-cycles>
    <meta:generator>LibreOffice/24.2.5.2$Linux_X86_64 LibreOffice_project/420$Build-2</meta:generator>
    <meta:document-statistic meta:object-count="60"/>
  </office:meta>
</office:document-meta>
</file>